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sourceBasedMessageSource.setDefaultEncoding( @ Nullable String defaul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BasedMessageSource.getBasen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BasedMessageSource.setBasename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BasedMessageSource.addBasenames( String ... base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sourceBasedMessageSource.isFallbackToSystem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BasedMessageSource.setCacheMillis( long cache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BasedMessageSource.getDefaul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BasedMessageSource.getCach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BasedMessageSource.getDefaultLoca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ResourceBasedMessageSource.setDefaultLocale( @ Nullable Locale default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BasedMessageSource.setBasenames( String ... bas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ResourceBasedMessageSource.setCacheSeconds( int cache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BasedMessageSource.setFallbackToSystemLocale( boolean fallbackToSystem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